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jektpraesentati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IHK-Abschlusspruefung</text:p>
            <text:p>Jan Helmle</text:p>
            <text:p>Fachinformatiker Anwendungsentwicklu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Zusammenfassung Projekauftrag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st-Analys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ll-Konzep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alyse der Entitaeten und deren Beziehunge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alyse des Dialog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twurf Klassendiagramm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twurf Sequenzdiagramm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alisierung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M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infuehrung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ll – Ist - Vergleich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azi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Abschlus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Vielen Dank für Ihre Aufmerksamkeit :)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02:46:09.979000000</meta:creation-date>
    <dc:date>2016-07-07T03:14:23.409000000</dc:date>
    <meta:editing-duration>PT27M4S</meta:editing-duration>
    <meta:editing-cycles>2</meta:editing-cycles>
    <meta:generator>LibreOffice/5.1.4.2$Windows_X86_64 LibreOffice_project/f99d75f39f1c57ebdd7ffc5f42867c12031db97a</meta:generator>
    <meta:document-statistic meta:object-count="81"/>
  </office:meta>
</office:document-meta>
</file>